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fe5f" officeooo:paragraph-rsid="0019fe5f"/>
    </style:style>
    <style:style style:name="P2" style:family="paragraph" style:parent-style-name="Standard">
      <style:text-properties officeooo:paragraph-rsid="0019fe5f" fo:background-color="#729fcf"/>
    </style:style>
    <style:style style:name="P3" style:family="paragraph" style:parent-style-name="Standard">
      <style:text-properties officeooo:rsid="0019fe5f" officeooo:paragraph-rsid="0019fe5f" fo:background-color="#729fcf"/>
    </style:style>
    <style:style style:name="P4" style:family="paragraph" style:parent-style-name="Standard">
      <style:text-properties officeooo:rsid="001a1745" officeooo:paragraph-rsid="0019fe5f"/>
    </style:style>
    <style:style style:name="P5" style:family="paragraph" style:parent-style-name="Standard">
      <style:text-properties fo:color="#c9211e" fo:font-size="16pt" fo:font-weight="bold" officeooo:rsid="0019fe5f" officeooo:paragraph-rsid="0019fe5f" style:font-size-asian="16pt" style:font-weight-asian="bold" style:font-size-complex="16pt" style:font-weight-complex="bold"/>
    </style:style>
    <style:style style:name="P6" style:family="paragraph" style:parent-style-name="Standard">
      <style:text-properties fo:color="#f8f8f2" style:font-name="Droid Sans Mono" fo:font-size="10.5pt" fo:font-weight="normal" officeooo:rsid="0019fe5f" officeooo:paragraph-rsid="0019fe5f" fo:background-color="#282a36"/>
    </style:style>
    <style:style style:name="P7" style:family="paragraph" style:parent-style-name="Standard">
      <style:text-properties fo:color="#f8f8f2" style:font-name="Droid Sans Mono" fo:font-size="10.5pt" fo:font-weight="normal" officeooo:rsid="0019fe5f" officeooo:paragraph-rsid="001b469d" fo:background-color="#282a36"/>
    </style:style>
    <style:style style:name="P8" style:family="paragraph" style:parent-style-name="Preformatted_20_Text">
      <style:text-properties officeooo:rsid="0019fe5f" officeooo:paragraph-rsid="0019fe5f"/>
    </style:style>
    <style:style style:name="T1" style:family="text">
      <style:text-properties officeooo:rsid="0019fe5f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729fcf" loext:char-shading-value="0"/>
    </style:style>
    <style:style style:name="T4" style:family="text">
      <style:text-properties fo:color="#50fa7b"/>
    </style:style>
    <style:style style:name="T5" style:family="text">
      <style:text-properties fo:color="#ff79c6"/>
    </style:style>
    <style:style style:name="T6" style:family="text">
      <style:text-properties fo:color="#ff79c6" fo:font-weight="bold"/>
    </style:style>
    <style:style style:name="T7" style:family="text">
      <style:text-properties fo:color="#8be9f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nfigurações para testes TDD – REACT 17:</text:p>
      <text:p text:style-name="P1"/>
      <text:p text:style-name="P1">npm install –save-dev enzyme jest-enzyme <text:span text:style-name="T2">enzyme-adapter-react-16</text:span></text:p>
      <text:p text:style-name="P1"/>
      <text:p text:style-name="P1">o adaptador oficial para o react 17 ainda não está disponível então existe um <text:span text:style-name="T3">não-oficial:</text:span></text:p>
      <text:p text:style-name="P1"/>
      <text:p text:style-name="P2"><text:span text:style-name="T1">npm install –save-dev </text:span>@wojtekmaj/enzyme-adapter-react-17</text:p>
      <text:p text:style-name="P2"/>
      <text:p text:style-name="P6"/>
      <text:p text:style-name="P3"/>
      <text:p text:style-name="P1">Assim, o import do adaptador, fica:</text:p>
      <text:p text:style-name="P1"/>
      <text:p text:style-name="P8">import Adapter from '@wojtekmaj/enzyme-adapter-react-17';</text:p>
      <text:p text:style-name="P8"/>
      <text:p text:style-name="P7">Enzyme.<text:span text:style-name="T4">configure</text:span>({adapter<text:span text:style-name="T5">:</text:span> <text:span text:style-name="T6">new</text:span> <text:span text:style-name="T7">Adapter</text:span>})</text:p>
      <text:p text:style-name="P1"/>
      <text:p text:style-name="P1"/>
      <text:p text:style-name="P1">npm install --save prop-types</text:p>
      <text:p text:style-name="P4"/>
      <text:p text:style-name="P4">npm install --save-dev check-prop-typ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2T13:43:51.293056306</meta:creation-date>
    <dc:date>2021-02-02T14:02:06.403631240</dc:date>
    <meta:editing-duration>PT43M36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9" meta:word-count="54" meta:character-count="451" meta:non-whitespace-character-count="407"/>
  </office:meta>
</office:document-meta>
</file>